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f9068"/>
    </style:style>
    <style:style style:name="P2" style:family="paragraph" style:parent-style-name="Standard">
      <style:text-properties fo:font-weight="bold" officeooo:rsid="00108c34" officeooo:paragraph-rsid="00108c34" style:font-weight-asian="bold" style:font-weight-complex="bold"/>
    </style:style>
    <style:style style:name="P3" style:family="paragraph" style:parent-style-name="Standard">
      <style:text-properties officeooo:paragraph-rsid="00108c34"/>
    </style:style>
    <style:style style:name="P4" style:family="paragraph" style:parent-style-name="Standard">
      <style:text-properties fo:font-weight="bold" officeooo:paragraph-rsid="000f9068" style:font-weight-asian="bold" style:font-weight-complex="bold"/>
    </style:style>
    <style:style style:name="P5" style:family="paragraph" style:parent-style-name="Standard">
      <style:text-properties fo:font-weight="bold" officeooo:rsid="00108c34" officeooo:paragraph-rsid="00108c34" style:font-weight-asian="bold" style:font-weight-complex="bold"/>
    </style:style>
    <style:style style:name="P6" style:family="paragraph" style:parent-style-name="Standard">
      <style:text-properties officeooo:paragraph-rsid="00108c34"/>
    </style:style>
    <style:style style:name="P7" style:family="paragraph" style:parent-style-name="Standard">
      <style:text-properties officeooo:paragraph-rsid="000f9068"/>
    </style:style>
    <style:style style:name="T1" style:family="text">
      <style:text-properties fo:font-weight="bold" style:font-weight-asian="bold" style:font-weight-complex="bold"/>
    </style:style>
    <style:style style:name="T2" style:family="text">
      <style:text-properties fo:font-weight="bold" officeooo:rsid="00108c34" style:font-weight-asian="bold" style:font-weight-complex="bold"/>
    </style:style>
    <style:style style:name="T3" style:family="text">
      <style:text-properties fo:font-weight="bold" officeooo:rsid="0013fee1"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2329e" style:font-weight-asian="normal" style:font-weight-complex="normal"/>
    </style:style>
    <style:style style:name="T6" style:family="text">
      <style:text-properties fo:font-weight="normal" officeooo:rsid="0013fee1" style:font-weight-asian="normal" style:font-weight-complex="normal"/>
    </style:style>
    <style:style style:name="T7" style:family="text">
      <style:text-properties fo:color="#7a7e85" loext:opacity="100%" style:font-name="JetBrains Mono" fo:font-size="10pt" fo:font-style="normal" fo:font-weight="normal" style:font-size-asian="10pt" style:font-style-asian="normal" style:font-weight-asian="normal"/>
    </style:style>
    <style:style style:name="T8" style:family="text">
      <style:text-properties fo:color="#7a7e85" loext:opacity="100%" style:font-name="JetBrains Mono" fo:font-size="10pt" fo:font-style="normal" fo:font-weight="normal" style:font-size-asian="10pt" style:font-style-asian="normal" style:font-weight-asian="normal" style:font-weight-complex="bold"/>
    </style:style>
    <style:style style:name="T9" style:family="text">
      <style:text-properties fo:color="#cf8e6d" loext:opacity="100%" style:font-name="JetBrains Mono" fo:font-size="10pt" fo:font-style="normal" fo:font-weight="normal" style:font-size-asian="10pt" style:font-style-asian="normal" style:font-weight-asian="normal"/>
    </style:style>
    <style:style style:name="T10" style:family="text">
      <style:text-properties fo:color="#bcbec4" loext:opacity="100%" style:font-name="JetBrains Mono" fo:font-size="10pt" fo:font-style="normal" fo:font-weight="normal" style:font-size-asian="10pt" style:font-style-asian="normal" style:font-weight-asian="normal"/>
    </style:style>
    <style:style style:name="T11" style:family="text">
      <style:text-properties fo:color="#8888c6" loext:opacity="100%" style:font-name="JetBrains Mono" fo:font-size="10pt" fo:font-style="normal" fo:font-weight="normal" style:font-size-asian="10pt" style:font-style-asian="normal" style:font-weight-asian="normal"/>
    </style:style>
    <style:style style:name="T12" style:family="text">
      <style:text-properties fo:color="#6aab73" loext:opacity="100%" style:font-name="JetBrains Mono" fo:font-size="10pt" fo:font-style="normal" fo:font-weight="normal" style:font-size-asian="10pt" style:font-style-asian="normal" style:font-weight-asian="normal"/>
    </style:style>
    <style:style style:name="T13"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Практическое занятие № 3</text:p>
      <text:p text:style-name="P1"><text:span text:style-name="T1">Тема:</text:span> составление программ с использованием регулярных выражений в IDE PyCharm Community.</text:p>
      <text:p text:style-name="P1"><text:span text:style-name="T1">Цель:</text:span> закрепить усвоенные знания, понятия, алгоритмы, основные принципы составления программ, приобрести навыки составление программ с использованием регулярных выражений вIDE PyCharm Community</text:p>
      <text:p text:style-name="P1"><text:span text:style-name="T1">Постановка 1 задачи. . </text:span><text:span text:style-name="T8">В</text:span><text:span text:style-name="T7"> исходном текстовом файле(Dostoevsky.txt) найти все годы деятельности писателя</text:span><text:line-break/><text:span text:style-name="T7">(например, 1821 года, 1837 год, 1843 году и так далее по всему тексту). Посчитать</text:span><text:line-break/><text:span text:style-name="T7">количество полученных элементов.</text:span></text:p>
      <text:p text:style-name="P1"><text:span text:style-name="T1"/></text:p>
      <text:p text:style-name="P1"><text:span text:style-name="T1">Тип алгоритма:</text:span> линейный </text:p>
      <text:p text:style-name="P3"><text:span text:style-name="T2">Текст программы: </text:span><text:span text:style-name="T9">iimport </text:span><text:span text:style-name="T10">re</text:span><text:line-break/><text:line-break/><text:span text:style-name="T9">with </text:span><text:span text:style-name="T11">open</text:span><text:span text:style-name="T10">(</text:span><text:span text:style-name="T12">'Dostoevsky.txt'</text:span><text:span text:style-name="T10">) </text:span><text:span text:style-name="T9">as </text:span><text:span text:style-name="T10">f:</text:span><text:line-break/><text:span text:style-name="T10"> <text:s text:c="3"/>data = f.read()</text:span><text:line-break/><text:line-break/><text:line-break/><text:span text:style-name="T11">print</text:span><text:span text:style-name="T10">(</text:span><text:span text:style-name="T12">'найти все годы деятельности писателя'</text:span><text:span text:style-name="T10">)</text:span><text:line-break/><text:span text:style-name="T10">a = re.findall(</text:span><text:span text:style-name="T12">r'</text:span><text:span text:style-name="T13">(?:[0-9]{4}–)?[0-9]{4}\s?(?:год.?|г?.\.)</text:span><text:span text:style-name="T12">'</text:span><text:span text:style-name="T10">, data)</text:span><text:line-break/><text:span text:style-name="T11">print</text:span><text:span text:style-name="T10">(a)</text:span><text:line-break/><text:span text:style-name="T11">print</text:span><text:span text:style-name="T10">(</text:span><text:span text:style-name="T12">"количество полученных элементов :"</text:span><text:span text:style-name="T10">,</text:span><text:span text:style-name="T11">len</text:span><text:span text:style-name="T10">(a))</text:span></text:p>
      <text:p text:style-name="P3"><text:span text:style-name="T10"/></text:p>
      <text:p text:style-name="P2"/>
      <text:p text:style-name="P2"/>
      <text:p text:style-name="P2"/>
      <text:p text:style-name="P2">Протокол работы программы: </text:p>
      <text:p text:style-name="P2">найти все годы деятельности писателя</text:p>
      <text:p text:style-name="P2">['1821–1881 гг.', '1821 года', '1837 год ', '1843 году', '1844 год ', '1844–1845 гг.', '1845–1846 гг.', '1846 года', '1849 год ', '1849 года', '1850–1854 гг.', '1854 году', '1857 год ', '1859 году', '1860–1866 гг.', '1864 году', '1866 году', '1867 году', '1876 г.', '1878 году', '1879–1880 гг.', '1881 года']</text:p>
      <text:p text:style-name="P2">количество полученных элементов : 22</text:p>
      <text:p text:style-name="P2"/>
      <text:p text:style-name="P2">Process finished with exit code 0</text:p>
      <text:p text:style-name="P2"/>
      <text:p text:style-name="P2"/>
      <text:p text:style-name="P3"><text:span text:style-name="T2">Вывод:</text:span><text:span text:style-name="T3"> Мы</text:span><text:span text:style-name="T2"> </text:span><text:span text:style-name="T4">закрепи</text:span><text:span text:style-name="T6">ли</text:span><text:span text:style-name="T4"> усвоенные знания, понятия, алгоритмы, основные принципы составления программ, приобре</text:span><text:span text:style-name="T6">ли </text:span><text:span text:style-name="T4">навыки составлени</text:span><text:span text:style-name="T6">я</text:span><text:span text:style-name="T4"> программ с использованием регулярных выражений вIDE PyCharm Commun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18:12:50.678099817</meta:creation-date>
    <dc:date>2024-04-17T11:09:36.077400721</dc:date>
    <meta:editing-duration>PT10M44S</meta:editing-duration>
    <meta:editing-cycles>3</meta:editing-cycles>
    <meta:generator>LibreOffice/7.3.7.2$Linux_X86_64 LibreOffice_project/30$Build-2</meta:generator>
    <meta:document-statistic meta:table-count="0" meta:image-count="0" meta:object-count="0" meta:page-count="1" meta:paragraph-count="12" meta:word-count="190" meta:character-count="1438" meta:non-whitespace-character-count="1258"/>
  </office:meta>
</office:document-meta>
</file>